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ndale Mono1" svg:font-family="'Andale Mono'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0a31e7"/>
    </style:style>
    <style:style style:name="P2" style:family="paragraph" style:parent-style-name="Standard" style:list-style-name="L2">
      <style:paragraph-properties fo:text-align="start" style:justify-single-word="false"/>
      <style:text-properties officeooo:paragraph-rsid="001107fe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1107fe"/>
    </style:style>
    <style:style style:name="P4" style:family="paragraph" style:parent-style-name="Standard">
      <style:text-properties style:font-name="Andale Mono1" fo:font-size="10.5pt" style:font-size-asian="10.5pt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5cd1" officeooo:paragraph-rsid="00075cd1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6502" officeooo:paragraph-rsid="000e6502"/>
    </style:style>
    <style:style style:name="P7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0e6502" officeooo:paragraph-rsid="000e6502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0eba93" officeooo:paragraph-rsid="000eba93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0ff9c9" officeooo:paragraph-rsid="000ff9c9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444b" officeooo:paragraph-rsid="001c444b"/>
    </style:style>
    <style:style style:name="P11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officeooo:rsid="001c444b" officeooo:paragraph-rsid="001c444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b51b1" officeooo:paragraph-rsid="000b51b1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none" officeooo:rsid="000d0fc1" officeooo:paragraph-rsid="000d0fc1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d0fc1" officeooo:paragraph-rsid="000d0fc1"/>
    </style:style>
    <style:style style:name="P15" style:family="paragraph" style:parent-style-name="Standard" style:list-style-name="L3">
      <style:paragraph-properties fo:text-align="start" style:justify-single-word="false"/>
      <style:text-properties style:text-underline-style="none" officeooo:rsid="001107fe" officeooo:paragraph-rsid="001107fe"/>
    </style:style>
    <style:style style:name="P16" style:family="paragraph" style:parent-style-name="Standard" style:list-style-name="L4">
      <style:paragraph-properties fo:text-align="start" style:justify-single-word="false"/>
      <style:text-properties style:text-underline-style="none" officeooo:rsid="00124095" officeooo:paragraph-rsid="00124095"/>
    </style:style>
    <style:style style:name="P17" style:family="paragraph" style:parent-style-name="Standard" style:list-style-name="L4">
      <style:paragraph-properties fo:text-align="start" style:justify-single-word="false"/>
      <style:text-properties style:text-underline-style="none" officeooo:rsid="001b24f9" officeooo:paragraph-rsid="001b24f9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eba93" officeooo:paragraph-rsid="000eba93"/>
    </style:style>
    <style:style style:name="P19" style:family="paragraph" style:parent-style-name="Standard" style:list-style-name="L6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1cc720" officeooo:paragraph-rsid="001cc720" style:font-style-asian="italic" style:font-weight-asian="normal" style:font-style-complex="italic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tyle="italic" style:text-underline-style="none" fo:font-weight="normal" officeooo:rsid="001cc720" officeooo:paragraph-rsid="001cc720" style:font-style-asian="italic" style:font-weight-asian="normal" style:font-style-complex="italic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tyle="italic" style:text-underline-style="none" fo:font-weight="normal" officeooo:rsid="001ebd4d" officeooo:paragraph-rsid="001ebd4d" style:font-style-asian="italic" style:font-weight-asian="normal" style:font-style-complex="italic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tyle="italic" style:text-underline-style="none" fo:font-weight="normal" officeooo:rsid="001f4108" officeooo:paragraph-rsid="001f4108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6d84a" officeooo:paragraph-rsid="0006d84a" style:font-size-asian="16pt" style:font-size-complex="16pt"/>
    </style:style>
    <style:style style:name="T1" style:family="text">
      <style:text-properties officeooo:rsid="00075cd1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super 58%" fo:font-weight="normal" officeooo:rsid="0009d320" style:font-weight-asian="normal" style:font-weight-complex="normal"/>
    </style:style>
    <style:style style:name="T4" style:family="text">
      <style:text-properties style:text-position="super 58%" fo:font-weight="normal" officeooo:rsid="000a31e7" style:font-weight-asian="normal" style:font-weight-complex="normal"/>
    </style:style>
    <style:style style:name="T5" style:family="text">
      <style:text-properties style:text-position="super 58%" fo:font-weight="normal" officeooo:rsid="00075cd1" style:font-weight-asian="normal" style:font-weight-complex="normal"/>
    </style:style>
    <style:style style:name="T6" style:family="text">
      <style:text-properties style:text-position="super 58%" officeooo:rsid="00075cd1"/>
    </style:style>
    <style:style style:name="T7" style:family="text">
      <style:text-properties style:text-position="super 58%" style:text-underline-style="solid" style:text-underline-width="auto" style:text-underline-color="font-color" fo:font-weight="normal" officeooo:rsid="000bb1be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9d320" style:font-weight-asian="bold" style:font-weight-complex="bold"/>
    </style:style>
    <style:style style:name="T10" style:family="text">
      <style:text-properties fo:font-weight="bold" officeooo:rsid="00075cd1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9d320" style:font-weight-asian="normal" style:font-weight-complex="normal"/>
    </style:style>
    <style:style style:name="T13" style:family="text">
      <style:text-properties fo:font-weight="normal" officeooo:rsid="000a31e7" style:font-weight-asian="normal" style:font-weight-complex="normal"/>
    </style:style>
    <style:style style:name="T14" style:family="text">
      <style:text-properties fo:font-weight="normal" officeooo:rsid="00075cd1" style:font-weight-asian="normal" style:font-weight-complex="normal"/>
    </style:style>
    <style:style style:name="T15" style:family="text">
      <style:text-properties fo:font-weight="normal" officeooo:rsid="000b51b1" style:font-weight-asian="normal" style:font-weight-complex="normal"/>
    </style:style>
    <style:style style:name="T16" style:family="text">
      <style:text-properties fo:font-weight="normal" officeooo:rsid="000c611f" style:font-weight-asian="normal" style:font-weight-complex="normal"/>
    </style:style>
    <style:style style:name="T17" style:family="text">
      <style:text-properties fo:font-weight="normal" officeooo:rsid="000bb1be" style:font-weight-asian="normal" style:font-weight-complex="normal"/>
    </style:style>
    <style:style style:name="T18" style:family="text">
      <style:text-properties fo:font-weight="normal" officeooo:rsid="000d70be" style:font-weight-asian="normal" style:font-weight-complex="normal"/>
    </style:style>
    <style:style style:name="T19" style:family="text">
      <style:text-properties fo:font-weight="normal" officeooo:rsid="00124095" style:font-weight-asian="normal" style:font-weight-complex="normal"/>
    </style:style>
    <style:style style:name="T20" style:family="text">
      <style:text-properties fo:font-weight="normal" officeooo:rsid="0012ac96" style:font-weight-asian="normal" style:font-weight-complex="normal"/>
    </style:style>
    <style:style style:name="T21" style:family="text">
      <style:text-properties fo:font-weight="normal" officeooo:rsid="0014a251" style:font-weight-asian="normal" style:font-weight-complex="normal"/>
    </style:style>
    <style:style style:name="T22" style:family="text">
      <style:text-properties fo:font-weight="normal" officeooo:rsid="001b24f9" style:font-weight-asian="normal" style:font-weight-complex="normal"/>
    </style:style>
    <style:style style:name="T23" style:family="text">
      <style:text-properties fo:font-weight="normal" officeooo:rsid="00176390" style:font-weight-asian="normal" style:font-weight-complex="normal"/>
    </style:style>
    <style:style style:name="T24" style:family="text">
      <style:text-properties fo:font-weight="normal" officeooo:rsid="001b5759" style:font-weight-asian="normal" style:font-weight-complex="normal"/>
    </style:style>
    <style:style style:name="T25" style:family="text">
      <style:text-properties style:font-name="Andale Mono1" fo:font-size="10.5pt" fo:font-style="normal" fo:font-weight="normal" style:font-size-asian="10.5pt" style:font-style-asian="normal" style:font-weight-asian="normal"/>
    </style:style>
    <style:style style:name="T26" style:family="text">
      <style:text-properties style:font-name="Andale Mono1" fo:font-size="10.5pt" fo:font-style="normal" style:text-underline-style="solid" style:text-underline-width="auto" style:text-underline-color="font-color" fo:font-weight="bold" style:font-size-asian="10.5pt" style:font-style-asian="normal" style:font-weight-asian="bold" style:font-weight-complex="bold"/>
    </style:style>
    <style:style style:name="T27" style:family="text">
      <style:text-properties style:font-name="Andale Mono1" fo:font-size="10.5pt" fo:font-style="normal" style:text-underline-style="none" fo:font-weight="bold" style:font-size-asian="10.5pt" style:font-style-asian="normal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0bb1be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normal" officeooo:rsid="001b5759" style:font-weight-asian="normal" style:font-weight-complex="normal"/>
    </style:style>
    <style:style style:name="T31" style:family="text">
      <style:text-properties officeooo:rsid="0009d320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officeooo:rsid="000eba93" style:font-weight-asian="normal" style:font-weight-complex="normal"/>
    </style:style>
    <style:style style:name="T35" style:family="text">
      <style:text-properties style:text-underline-style="none" fo:font-weight="normal" officeooo:rsid="001107fe" style:font-weight-asian="normal" style:font-weight-complex="normal"/>
    </style:style>
    <style:style style:name="T36" style:family="text">
      <style:text-properties style:text-underline-style="none" fo:font-weight="normal" officeooo:rsid="00168773" style:font-weight-asian="normal" style:font-weight-complex="normal"/>
    </style:style>
    <style:style style:name="T37" style:family="text">
      <style:text-properties style:text-underline-style="none" fo:font-weight="normal" officeooo:rsid="000bb1be" style:font-weight-asian="normal" style:font-weight-complex="normal"/>
    </style:style>
    <style:style style:name="T38" style:family="text">
      <style:text-properties style:text-underline-style="none" fo:font-weight="normal" officeooo:rsid="001a22df" style:font-weight-asian="normal" style:font-weight-complex="normal"/>
    </style:style>
    <style:style style:name="T39" style:family="text">
      <style:text-properties style:text-underline-style="none" fo:font-weight="normal" officeooo:rsid="001a8d5f" style:font-weight-asian="normal" style:font-weight-complex="normal"/>
    </style:style>
    <style:style style:name="T40" style:family="text">
      <style:text-properties style:text-underline-style="none" fo:font-weight="normal" officeooo:rsid="001b24f9" style:font-weight-asian="normal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2072d4" style:font-style-asian="normal" style:font-style-complex="normal"/>
    </style:style>
    <style:style style:name="T43" style:family="text">
      <style:text-properties fo:font-style="normal" style:text-underline-style="none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ize="21pt" fo:font-style="italic" fo:font-weight="bold" style:font-size-asian="21pt" style:font-style-asian="italic" style:font-weight-asian="bold" style:font-size-complex="21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45">Predictions – Ex. 1</text:span></text:p>
      <text:p text:style-name="P5"><text:span text:style-name="T31">Generic notes</text:span>:</text:p>
      <text:list xml:id="list3320165732" text:style-name="L1">
        <text:list-item>
          <text:p text:style-name="P1"><text:span text:style-name="T1">The main menu will continue it’s cycles until the exit option has been selected.</text:span></text:p>
        </text:list-item>
        <text:list-item>
          <text:p text:style-name="P1"><text:span text:style-name="T1">Usage of the 1</text:span><text:span text:style-name="T6">st</text:span><text:span text:style-name="T1"> command is </text:span><text:span text:style-name="T10">mandatory</text:span><text:span text:style-name="T14"> for the 2</text:span><text:span text:style-name="T5">nd</text:span><text:span text:style-name="T14"> and 3</text:span><text:span text:style-name="T5">rd</text:span><text:span text:style-name="T14"> commands, i.e a valid XML file must be loaded before running any simulation or showing it’s details.</text:span></text:p>
        </text:list-item>
        <text:list-item>
          <text:p text:style-name="P18"><text:span text:style-name="T14">T</text:span><text:span text:style-name="T11">he 1</text:span><text:span text:style-name="T2">st</text:span><text:span text:style-name="T11"> command receives a </text:span><text:span text:style-name="T8">full, not relative path</text:span><text:span text:style-name="T11">.</text:span></text:p>
        </text:list-item>
        <text:list-item>
          <text:p text:style-name="P1"><text:span text:style-name="T12">Usage of the 3</text:span><text:span text:style-name="T3">rd</text:span><text:span text:style-name="T12"> command is</text:span><text:span text:style-name="T9"> mandatory</text:span><text:span text:style-name="T12"> for the 4</text:span><text:span text:style-name="T3">th</text:span><text:span text:style-name="T12"> </text:span><text:span text:style-name="T13">and 6</text:span><text:span text:style-name="T4">th</text:span><text:span text:style-name="T13"> </text:span><text:span text:style-name="T12">command</text:span><text:span text:style-name="T13">s</text:span><text:span text:style-name="T12">, i.e at least one simulation must </text:span><text:span text:style-name="T13">occur </text:span><text:span text:style-name="T12">before any history/statistics data can be shown </text:span><text:span text:style-name="T13">or history can be saved</text:span><text:span text:style-name="T12">.</text:span></text:p>
        </text:list-item>
        <text:list-item>
          <text:p text:style-name="P12"><text:span text:style-name="T11">Runtime errors during the simulation (for instance, using the BT/</text:span><text:span text:style-name="T16">LT</text:span><text:span text:style-name="T11"> operator in a condition action on a non-numeric property) will terminate the simulation. </text:span><text:span text:style-name="T28">Moreover, such simulation</text:span><text:span text:style-name="T29">s</text:span><text:span text:style-name="T28"> will not </text:span><text:span text:style-name="T29">be saved to the history, and therefore their details won’t be visible through the 4</text:span><text:span text:style-name="T7">th</text:span><text:span text:style-name="T29"> command</text:span><text:span text:style-name="T37">. </text:span><text:span text:style-name="T38">The reasoning to this decision is that a simulation with a runtime error is not a valid simulation, and could be stopped long before any of the termination conditions have been reached. Therefore, any information such as entities’ amounts and properties histograms are totally irrelevant.</text:span></text:p>
        </text:list-item>
        <text:list-item>
          <text:p text:style-name="P13"><text:span text:style-name="T17">A </text:span><text:span text:style-name="T11">not found entity during an action </text:span><text:span text:style-name="T30">might be due to zero population</text:span><text:span text:style-name="T24">. If this is the case, </text:span><text:span text:style-name="T30">it</text:span><text:span text:style-name="T28"> is not considered an error</text:span><text:span text:style-name="T11"> and therefore the simulation </text:span><text:span text:style-name="T28">will continue running, </text:span><text:span text:style-name="T30">skipping the action</text:span><text:span text:style-name="T11">. The reasoning to this decision is </text:span><text:span text:style-name="T18">that </text:span><text:span text:style-name="T11">all the entity’s instances might die through the kill action but the rules will stay unchanged </text:span><text:span text:style-name="T18">and might attempt to alter </text:span><text:span text:style-name="T20">the entity’s instances, </text:span><text:span text:style-name="T22">which will not exist. </text:span><text:span text:style-name="T24">On the other hand, an entity that does not exist (at all) in our data structure will terminate the simulation.</text:span></text:p>
        </text:list-item>
      </text:list>
      <text:p text:style-name="P14"><text:span text:style-name="T24"/></text:p>
      <text:p text:style-name="P10"><text:span text:style-name="T24">I</text:span><text:span text:style-name="T11">mplemented bonuses:</text:span></text:p>
      <text:list xml:id="list2850684876" text:style-name="L5">
        <text:list-item>
          <text:p text:style-name="P11"><text:span text:style-name="T33">History saving &amp; loading: implemented using a conversion of the HistoryManager object into a stream (and saving it</text:span></text:p>
        </text:list-item>
      </text:list>
      <text:p text:style-name="P10"><text:span text:style-name="T33"/></text:p>
      <text:p text:style-name="P10"><text:span text:style-name="T11">Significant classes:</text:span></text:p>
      <text:list xml:id="list423706601" text:style-name="L6">
        <text:list-item>
          <text:p text:style-name="P19"><text:span text:style-name="T32">HistoryManager:</text:span><text:span text:style-name="T43"> History management of past simulations. This class is also used for the bonus implementation.</text:span></text:p>
        </text:list-item>
        <text:list-item>
          <text:p text:style-name="P19"><text:span text:style-name="T32">SingleSimulation:</text:span><text:span text:style-name="T43"> Lifecycle management of a single simulation, including running it and handling it’s errors.</text:span></text:p>
        </text:list-item>
        <text:list-item>
          <text:p text:style-name="P19"><text:span text:style-name="T32">SingleSimulationLog:</text:span><text:span text:style-name="T43"> An abstract class that </text:span><text:span text:style-name="T32">SingleSimulation</text:span><text:span text:style-name="T43"> extends, containing formatted timestamps of the start and end times, and the world states both in the beginning of the simulation and in it’s end.</text:span></text:p>
        </text:list-item>
        <text:list-item>
          <text:p text:style-name="P20">WorldState:<text:span text:style-name="T41"> Used to describe the world state; Mostly speaking of entities’ information.</text:span></text:p>
        </text:list-item>
        <text:list-item>
          <text:p text:style-name="P21">ExpressionParser:<text:span text:style-name="T41"> Used to parse expressions described in Predictions doc.</text:span></text:p>
        </text:list-item>
        <text:list-item>
          <text:p text:style-name="P22">EngineAPI:<text:span text:style-name="T41"> </text:span><text:span text:style-name="T42">The </text:span><text:span text:style-name="T44">only</text:span><text:span text:style-name="T41"> engine module that is used by external modules (not the engine’s module internal classes).</text:span></text:p>
        </text:list-item>
      </text:list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oft-page-break/><text:span text:style-name="T15">C</text:span><text:span text:style-name="T11">ode writing concepts </text:span><text:span text:style-name="T21">&amp; agendas</text:span><text:span text:style-name="T11">:</text:span></text:p>
      <text:list xml:id="list978757925" text:style-name="L2">
        <text:list-item>
          <text:p text:style-name="P7"><text:span text:style-name="T33">Test driven development.</text:span></text:p>
        </text:list-item>
        <text:list-item>
          <text:p text:style-name="P7"><text:span text:style-name="T33">Blackboxes (bottom-up development).</text:span></text:p>
        </text:list-item>
        <text:list-item>
          <text:p text:style-name="P7"><text:span text:style-name="T40">Implementation of the </text:span><text:span text:style-name="T33">DTO design pattern. </text:span><text:span text:style-name="T40">Used</text:span><text:span text:style-name="T33"> for </text:span><text:span text:style-name="T34">engine prototypes </text:span><text:span text:style-name="T33">encapsulation.</text:span></text:p>
        </text:list-item>
        <text:list-item>
          <text:p text:style-name="P8"><text:span text:style-name="T33">Usage of loggers, both in the UI module and engine module.</text:span></text:p>
        </text:list-item>
        <text:list-item>
          <text:p text:style-name="P9"><text:span text:style-name="T33">Custom exceptions implemented, for repetative errors such as invalid type, entity not found, etc.</text:span></text:p>
        </text:list-item>
        <text:list-item>
          <text:p text:style-name="P2"><text:span text:style-name="T35">MVC development:</text:span></text:p>
        </text:list-item>
      </text:list>
      <text:list xml:id="list3313126547" text:style-name="L3">
        <text:list-item>
          <text:p text:style-name="P3"><text:span text:style-name="T35">In the UI module, </text:span><text:span text:style-name="T40">seperation of </text:span><text:span text:style-name="T35">printers, scanners and handlers (controllers).</text:span></text:p>
        </text:list-item>
        <text:list-item>
          <text:p text:style-name="P15"><text:span text:style-name="T15">I</text:span><text:span text:style-name="T11">n the engine module, </text:span><text:span text:style-name="T19">seperation </text:span><text:span text:style-name="T22">of </text:span><text:span text:style-name="T11">actions orchestrating, </text:span><text:span text:style-name="T19">history </text:span><text:span text:style-name="T22">handling </text:span><text:span text:style-name="T11">and simulation handling.</text:span></text:p>
        </text:list-item>
      </text:list>
      <text:list xml:id="list2614204454" text:style-name="L4">
        <text:list-item>
          <text:p text:style-name="P16"><text:span text:style-name="T11">Usage of regular expressions: both for determining system functions templates and removing leading zeroes from floats and decimals.</text:span></text:p>
        </text:list-item>
        <text:list-item>
          <text:p text:style-name="P17"><text:span text:style-name="T23">S</text:span><text:span text:style-name="T11">tatic functions are used for validations, conversions, actions performing, and other on-spot changes or operation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ndale Mono1" svg:font-family="'Andale Mono'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style:font-name="Andale Mono1" fo:font-size="10.5pt" style:font-size-asian="10.5pt"/>
    </style:style>
    <style:style style:name="MT1" style:family="text">
      <style:text-properties style:font-name="Andale Mono1" fo:font-size="10.5pt" fo:font-style="normal" style:text-underline-style="solid" style:text-underline-width="auto" style:text-underline-color="font-color" fo:font-weight="bold" style:font-size-asian="10.5pt" style:font-style-asian="normal" style:font-weight-asian="bold" style:font-weight-complex="bold"/>
    </style:style>
    <style:style style:name="MT2" style:family="text">
      <style:text-properties style:font-name="Andale Mono1" fo:font-size="10.5pt" fo:font-style="normal" style:text-underline-style="none" fo:font-weight="bold" style:font-size-asian="10.5pt" style:font-style-asian="normal" style:font-weight-asian="bold" style:font-weight-complex="bold"/>
    </style:style>
    <style:style style:name="MT3" style:family="text">
      <style:text-properties style:font-name="Andale Mono1" fo:font-size="10.5pt" fo:font-style="normal" fo:font-weight="normal" style:font-size-asian="10.5pt" style:font-style-asian="normal" style:font-weight-asian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Standard"><text:span text:style-name="MT1">Name</text:span><text:span text:style-name="MT2">:</text:span><text:span text:style-name="MT3"> Maya Raskin</text:span></text:p>
        <text:p text:style-name="Standard"><text:span text:style-name="MT1">ID Number</text:span><text:span text:style-name="MT2">:</text:span><text:span text:style-name="MT3"> 2093723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20:49:28.082892354</meta:creation-date>
    <dc:date>2023-08-18T21:55:23.948653170</dc:date>
    <meta:editing-duration>PT1H5M38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522" meta:character-count="3266" meta:non-whitespace-character-count="2796"/>
  </office:meta>
</office:document-meta>
</file>